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ContentNegotiationStrategyTests.resolveMediaTypesNo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ContentNegotiationStrategyTests.resolveMediaType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MappingContentNegotiationStrategy.handleNoMatch( NativeWebRequest request , String mapping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appingContentNegotiationStrategy.TestMappingContentNegotiationStrategy( String extension , Map &lt; String , MediaType &gt;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appingContentNegotiationStrategy.getMediaTypeKey(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ContentNegotiationStrategyTests.resolv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ContentNegotiationStrategyTests.resolveMediaTypesHandl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